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013cm" fo:margin-left="0cm" table:align="left" fo:background-color="transparent">
        <style:background-image/>
      </style:table-properties>
    </style:style>
    <style:style style:name="Tabla1.A" style:family="table-column">
      <style:table-column-properties style:column-width="1.296cm"/>
    </style:style>
    <style:style style:name="Tabla1.B" style:family="table-column">
      <style:table-column-properties style:column-width="5.503cm"/>
    </style:style>
    <style:style style:name="Tabla1.C" style:family="table-column">
      <style:table-column-properties style:column-width="3.399cm"/>
    </style:style>
    <style:style style:name="Tabla1.D" style:family="table-column">
      <style:table-column-properties style:column-width="3.401cm"/>
    </style:style>
    <style:style style:name="Tabla1.E" style:family="table-column">
      <style:table-column-properties style:column-width="3.413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writing-mode="page"/>
    </style:style>
    <style:style style:name="Tabla1.C1" style:family="table-cell">
      <style:table-cell-properties fo:background-color="#ddddd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E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Tabla1.C2" style:family="table-cell">
      <style:table-cell-properties fo:background-color="#ddddd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E2" style:family="table-cell">
      <style:table-cell-properties fo:background-color="#ddddd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C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C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C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C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8.387cm"/>
    </style:style>
    <style:style style:name="Tabla2.B" style:family="table-column">
      <style:table-column-properties style:column-width="8.625cm"/>
    </style:style>
    <style:style style:name="Tabla2.1" style:family="table-row">
      <style:table-row-properties style:min-row-height="2.487cm"/>
    </style:style>
    <style:style style:name="Tabla2.A1" style:family="table-cell">
      <style:table-cell-properties style:writing-mode="page"/>
    </style:style>
    <style:style style:name="Tabla2.2" style:family="table-row">
      <style:table-row-properties style:min-row-height="4.101cm"/>
    </style:style>
    <style:style style:name="Tabla2.3" style:family="table-row">
      <style:table-row-properties style:min-row-height="3.625cm"/>
    </style:style>
    <style:style style:name="P1" style:family="paragraph" style:parent-style-name="Header">
      <style:text-properties officeooo:rsid="001c463d" officeooo:paragraph-rsid="001c463d"/>
    </style:style>
    <style:style style:name="P2" style:family="paragraph" style:parent-style-name="Standard">
      <style:text-properties officeooo:rsid="001c463d" officeooo:paragraph-rsid="001c463d"/>
    </style:style>
    <style:style style:name="P3" style:family="paragraph" style:parent-style-name="Standard">
      <style:text-properties officeooo:paragraph-rsid="001c463d"/>
    </style:style>
    <style:style style:name="P4" style:family="paragraph" style:parent-style-name="Standard">
      <style:text-properties officeooo:paragraph-rsid="001d1253"/>
    </style:style>
    <style:style style:name="P5" style:family="paragraph" style:parent-style-name="Standard">
      <style:text-properties officeooo:rsid="001d1253" officeooo:paragraph-rsid="001d1253"/>
    </style:style>
    <style:style style:name="P6" style:family="paragraph" style:parent-style-name="Standard">
      <style:text-properties officeooo:paragraph-rsid="001dc73a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Standard">
      <style:text-properties officeooo:rsid="001dc73a" officeooo:paragraph-rsid="001dc73a"/>
    </style:style>
    <style:style style:name="P10" style:family="paragraph" style:parent-style-name="Standard">
      <style:text-properties officeooo:rsid="001e0596" officeooo:paragraph-rsid="001e0596"/>
    </style:style>
    <style:style style:name="P11" style:family="paragraph" style:parent-style-name="Standard">
      <style:paragraph-properties fo:text-align="center" style:justify-single-word="false"/>
      <style:text-properties officeooo:rsid="001f2d1f" officeooo:paragraph-rsid="001f2d1f"/>
    </style:style>
    <style:style style:name="P12" style:family="paragraph" style:parent-style-name="Table_20_Contents">
      <style:paragraph-properties fo:text-align="center" style:justify-single-word="false"/>
      <style:text-properties officeooo:rsid="001f2d1f" officeooo:paragraph-rsid="001f2d1f"/>
    </style:style>
    <style:style style:name="P13" style:family="paragraph" style:parent-style-name="Table_20_Contents">
      <style:paragraph-properties fo:text-align="start" style:justify-single-word="false"/>
      <style:text-properties officeooo:rsid="001f2d1f" officeooo:paragraph-rsid="001f2d1f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1f31cc" officeooo:paragraph-rsid="001f31cc"/>
    </style:style>
    <style:style style:name="P16" style:family="paragraph" style:parent-style-name="Table_20_Contents">
      <style:text-properties officeooo:rsid="0020cadd" officeooo:paragraph-rsid="0020cadd"/>
    </style:style>
    <style:style style:name="P17" style:family="paragraph" style:parent-style-name="Standard">
      <style:text-properties officeooo:rsid="00227264" officeooo:paragraph-rsid="00227264"/>
    </style:style>
    <style:style style:name="P18" style:family="paragraph" style:parent-style-name="Table_20_Contents">
      <style:text-properties officeooo:rsid="00227264" officeooo:paragraph-rsid="00227264"/>
    </style:style>
    <style:style style:name="P19" style:family="paragraph" style:parent-style-name="Standard">
      <style:text-properties fo:font-size="14pt" officeooo:rsid="00227264" officeooo:paragraph-rsid="00227264" style:font-size-asian="14pt" style:font-size-complex="14pt"/>
    </style:style>
    <style:style style:name="P20" style:family="paragraph" style:parent-style-name="Standard">
      <style:text-properties fo:font-size="14pt" officeooo:rsid="00227264" officeooo:paragraph-rsid="00234d20" style:font-size-asian="14pt" style:font-size-complex="14pt"/>
    </style:style>
    <style:style style:name="P21" style:family="paragraph" style:parent-style-name="Standard">
      <style:text-properties fo:font-size="14pt" officeooo:rsid="00234d20" officeooo:paragraph-rsid="00234d20" style:font-size-asian="14pt" style:font-size-complex="14pt"/>
    </style:style>
    <style:style style:name="P22" style:family="paragraph" style:parent-style-name="Standard">
      <style:text-properties fo:font-size="14pt" officeooo:rsid="00253013" officeooo:paragraph-rsid="00253013" style:font-size-asian="14pt" style:font-size-complex="14pt"/>
    </style:style>
    <style:style style:name="P23" style:family="paragraph" style:parent-style-name="Standard">
      <style:text-properties fo:font-size="14pt" officeooo:rsid="0025b914" officeooo:paragraph-rsid="0025b914" style:font-size-asian="14pt" style:font-size-complex="14pt"/>
    </style:style>
    <style:style style:name="P24" style:family="paragraph" style:parent-style-name="Standard">
      <style:text-properties fo:font-size="14pt" fo:font-weight="bold" officeooo:rsid="00227264" officeooo:paragraph-rsid="00227264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text-properties officeooo:rsid="001e0596" officeooo:paragraph-rsid="001e0596"/>
    </style:style>
    <style:style style:name="P26" style:family="paragraph" style:parent-style-name="Standard" style:list-style-name="L2">
      <style:text-properties officeooo:rsid="001f2d1f" officeooo:paragraph-rsid="001f2d1f"/>
    </style:style>
    <style:style style:name="P27" style:family="paragraph" style:parent-style-name="Standard" style:list-style-name="L3">
      <style:text-properties officeooo:rsid="001f2d1f" officeooo:paragraph-rsid="001f2d1f"/>
    </style:style>
    <style:style style:name="P28" style:family="paragraph" style:parent-style-name="Standard">
      <style:text-properties fo:font-size="14pt" officeooo:rsid="00234d20" officeooo:paragraph-rsid="00234d20" style:font-size-asian="14pt" style:font-size-complex="14pt"/>
    </style:style>
    <style:style style:name="P29" style:family="paragraph" style:parent-style-name="Standard">
      <style:text-properties fo:font-size="14pt" officeooo:rsid="00298447" officeooo:paragraph-rsid="00298447" style:font-size-asian="14pt" style:font-size-complex="14pt"/>
    </style:style>
    <style:style style:name="P30" style:family="paragraph" style:parent-style-name="Standard">
      <style:text-properties fo:font-size="14pt" officeooo:rsid="00253013" officeooo:paragraph-rsid="00253013" style:font-size-asian="14pt" style:font-size-complex="14pt"/>
    </style:style>
    <style:style style:name="P31" style:family="paragraph" style:parent-style-name="Standard">
      <style:text-properties fo:font-size="14pt" officeooo:rsid="002a9a4a" officeooo:paragraph-rsid="002a9a4a" style:font-size-asian="14pt" style:font-size-complex="14pt"/>
    </style:style>
    <style:style style:name="P32" style:family="paragraph" style:parent-style-name="Standard">
      <style:text-properties fo:font-size="14pt" officeooo:rsid="002be60f" officeooo:paragraph-rsid="002be60f" style:font-size-asian="14pt" style:font-size-complex="14pt"/>
    </style:style>
    <style:style style:name="P33" style:family="paragraph" style:parent-style-name="Table_20_Contents">
      <style:text-properties officeooo:rsid="00227264" officeooo:paragraph-rsid="00227264"/>
    </style:style>
    <style:style style:name="P34" style:family="paragraph" style:parent-style-name="Table_20_Contents">
      <style:text-properties fo:color="#c9211e" loext:opacity="100%" fo:font-weight="bold" officeooo:rsid="0025b9da" officeooo:paragraph-rsid="002162ae" style:font-weight-asian="bold" style:font-weight-complex="bold"/>
    </style:style>
    <style:style style:name="P35" style:family="paragraph" style:parent-style-name="Table_20_Contents">
      <style:text-properties fo:color="#000000" loext:opacity="100%" fo:font-weight="normal" officeooo:rsid="0025b9da" officeooo:paragraph-rsid="00265c76" style:font-weight-asian="normal" style:font-weight-complex="normal"/>
    </style:style>
    <style:style style:name="P36" style:family="paragraph" style:parent-style-name="Table_20_Contents">
      <style:text-properties officeooo:rsid="00284bc1" officeooo:paragraph-rsid="00284bc1"/>
    </style:style>
    <style:style style:name="T1" style:family="text">
      <style:text-properties officeooo:rsid="001c46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1253"/>
    </style:style>
    <style:style style:name="T4" style:family="text">
      <style:text-properties officeooo:rsid="001dc73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f2d1f"/>
    </style:style>
    <style:style style:name="T7" style:family="text">
      <style:text-properties officeooo:rsid="001f31cc"/>
    </style:style>
    <style:style style:name="T8" style:family="text">
      <style:text-properties officeooo:rsid="00234d20"/>
    </style:style>
    <style:style style:name="T9" style:family="text">
      <style:text-properties officeooo:rsid="00253013"/>
    </style:style>
    <style:style style:name="T10" style:family="text">
      <style:text-properties officeooo:rsid="0025b914"/>
    </style:style>
    <style:style style:name="T11" style:family="text">
      <style:text-properties officeooo:rsid="00298447"/>
    </style:style>
    <style:style style:name="T12" style:family="text">
      <style:text-properties officeooo:rsid="002a9a4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3.<text:span text:style-name="T2">- Diferencias entre Algoritmo y Programa:</text:span></text:p>
      <text:p text:style-name="Standard"/>
      <text:p text:style-name="P2">Un algoritmo son un conjunto de <text:span text:style-name="T3">operaciones ordenadas y finitas </text:span>que <text:span text:style-name="T3">permiten resolver</text:span> un problema y un programa son un conjunto de instrucciones.</text:p>
      <text:p text:style-name="Standard"/>
      <text:p text:style-name="Standard">4.<text:span text:style-name="T2">- Explica cada una de las características que debe tener un algoritmo:</text:span></text:p>
      <text:p text:style-name="P3"/>
      <text:p text:style-name="P3"><text:span text:style-name="T1">L</text:span>as características fundamentales que debe cumplir todo algoritmo son:</text:p>
      <text:p text:style-name="P4"> Un algoritmo debe ser <text:span text:style-name="T2">preciso</text:span>: </text:p>
      <text:p text:style-name="P5">Instrucciones claras e indicar el orden de ejecución de cada paso.</text:p>
      <text:p text:style-name="P4"/>
      <text:p text:style-name="P4"> Un algoritmo debe estar <text:span text:style-name="T2">definido</text:span>: </text:p>
      <text:p text:style-name="P5">Operaciones definidas de manera precisa y sin ambigüedad, siempre tiene que dar el mismo resultado.</text:p>
      <text:p text:style-name="P4"/>
      <text:p text:style-name="P4"> Un algoritmo debe ser <text:span text:style-name="T2">finito</text:span>: </text:p>
      <text:p text:style-name="P5">Tiene un final de pasos, tiene que acabar en un tiempo finito.</text:p>
      <text:p text:style-name="P3"/>
      <text:p text:style-name="P3"> Un algoritmo debe ser <text:span text:style-name="T2">legible</text:span>:</text:p>
      <text:p text:style-name="P5">El algoritmo que vayas a enviar a otra persona se debe de entender.</text:p>
      <text:p text:style-name="Standard"/>
      <text:p text:style-name="Standard"/>
      <text:p text:style-name="P7">5.- Algoritmo para preparar café. Colocar siguientes pasos en orden lógico:</text:p>
      <text:p text:style-name="Standard"/>
      <text:p text:style-name="Standard">Inicio</text:p>
      <text:p text:style-name="Standard"/>
      <text:p text:style-name="P6">1. BUSCAR LA CAFETERA, EL AGUA Y EL CAFÉ.</text:p>
      <text:p text:style-name="P6">2. ENCENDER EL FUEGO</text:p>
      <text:p text:style-name="P6">3. RETIRARLA DEL FUEGO.</text:p>
      <text:p text:style-name="P6"><text:span text:style-name="T4">4</text:span>. PONER CAFÉ.</text:p>
      <text:p text:style-name="P6"><text:span text:style-name="T4">5</text:span>. LLENAR LA CAFETERA DE AGUA. </text:p>
      <text:p text:style-name="P6"><text:span text:style-name="T4">6</text:span>. VIGILAR EL AGUA.</text:p>
      <text:p text:style-name="P6"><text:span text:style-name="T4">7</text:span>. PONERLA A CALENTAR.</text:p>
      <text:p text:style-name="Standard"/>
      <text:p text:style-name="Standard">Fin</text:p>
      <text:p text:style-name="Standard"/>
      <text:p text:style-name="Standard">6.<text:span text:style-name="T2">- Escribe un algoritmo para cambiar la rueda de un coche.</text:span></text:p>
      <text:p text:style-name="Standard"/>
      <text:p text:style-name="P6">1. <text:span text:style-name="T4">ABRIR EL MALETERO</text:span></text:p>
      <text:p text:style-name="P6">2. <text:span text:style-name="T4">SACAR LA RUEDA DE REPUESTO</text:span></text:p>
      <text:p text:style-name="P6">3. <text:span text:style-name="T4">COGER EL GATO Y LA HERRAMIENTA DESATORNILLAR</text:span></text:p>
      <text:p text:style-name="P6"><text:span text:style-name="T4">4</text:span>. <text:span text:style-name="T4">SUBIR EL COCHE CON EL GATO</text:span></text:p>
      <text:p text:style-name="P6"><text:span text:style-name="T4">5</text:span>. <text:span text:style-name="T4">DESATORNILLAR LA RUEDA DEL COCHE</text:span></text:p>
      <text:p text:style-name="P6"><text:span text:style-name="T4">6</text:span>. <text:span text:style-name="T4">PONER LA RUEDA NUEVA EN LUGAR DE LA VIEJA</text:span></text:p>
      <text:p text:style-name="P6"><text:span text:style-name="T4">7</text:span>. <text:span text:style-name="T4">ATORNILLAR</text:span></text:p>
      <text:p text:style-name="P9">8. BAJAR EL COCHE CON EL GATO</text:p>
      <text:p text:style-name="Standard"/>
      <text:p text:style-name="Standard"/>
      <text:p text:style-name="Standard"/>
      <text:p text:style-name="Standard"/>
      <text:p text:style-name="Standard"><text:soft-page-break/>7.<text:span text:style-name="T2">- Escribe un algoritmo para cocinar un plato de pasta.</text:span></text:p>
      <text:p text:style-name="Standard"/>
      <text:list xml:id="list3582010142" text:style-name="L1">
        <text:list-item>
          <text:p text:style-name="P25">COGER UNA CAZUELA, AGUA, UN SARTÉN, UNA CUCHARA DE MADERA, ACEITE,SALVA, QUESO Y LA PASTA</text:p>
        </text:list-item>
        <text:list-item>
          <text:p text:style-name="P25">LLENAR LA CAZUELA TRES CUARTAS PARTES DE AGUA</text:p>
        </text:list-item>
        <text:list-item>
          <text:p text:style-name="P25">AÑADIR UNA PIZCA DE SAL</text:p>
        </text:list-item>
        <text:list-item>
          <text:p text:style-name="P25">CHORRITO DE ACEITE</text:p>
        </text:list-item>
        <text:list-item>
          <text:p text:style-name="P25">ENCEDER EL FUEGO</text:p>
        </text:list-item>
        <text:list-item>
          <text:p text:style-name="P25">PONER A CALENTAR</text:p>
        </text:list-item>
        <text:list-item>
          <text:p text:style-name="P25">REMOVER CON LA CUCHARA</text:p>
        </text:list-item>
        <text:list-item>
          <text:p text:style-name="P25">DESPUÉS DE 10 MINUTOS ECHAREMOS LA PASTA</text:p>
        </text:list-item>
        <text:list-item>
          <text:p text:style-name="P25">AÑADIR SALSA Y TROCITOS DE QUESO</text:p>
        </text:list-item>
        <text:list-item>
          <text:p text:style-name="P25">DEJAR 15 MINUTOS A CALENTAR</text:p>
        </text:list-item>
        <text:list-item>
          <text:p text:style-name="P25">SERVIR</text:p>
        </text:list-item>
      </text:list>
      <text:p text:style-name="Standard"/>
      <text:p text:style-name="P7"><text:span text:style-name="T5">8. </text:span>Explica cuál es la diferencia entre una variable y una constante. Pon algunos ejemplos de la</text:p>
      <text:p text:style-name="P7">vida real.</text:p>
      <text:p text:style-name="Standard"/>
      <text:p text:style-name="P10">Una <text:span text:style-name="T2">constante</text:span> a lo largo de la ejecución no puede cambiar <text:span text:style-name="T6">su</text:span> valor, siempre hay un numero en concreto.</text:p>
      <text:p text:style-name="P10"/>
      <text:list xml:id="list3300944723" text:style-name="L2">
        <text:list-item>
          <text:p text:style-name="P26">Ejemplo: el IVA tiene un valor dado por el gobierno, si se cambia se cambian en todos los productos asignados con ese IVA.</text:p>
        </text:list-item>
      </text:list>
      <text:p text:style-name="P10"/>
      <text:p text:style-name="P10">Una <text:span text:style-name="T2">variable</text:span> <text:span text:style-name="T6">a lo largo de una ejecución se puede modificar su valor.</text:span> </text:p>
      <text:p text:style-name="P10"/>
      <text:list xml:id="list1175777118" text:style-name="L3">
        <text:list-item>
          <text:p text:style-name="P27">Ejemplo: <text:s/>Calcular una factura, los productos pueden cambiar de precio constantemente ya sea por un descuento, quitar IVA...ect</text:p>
        </text:list-item>
      </text:list>
      <text:p text:style-name="Standard"/>
      <text:p text:style-name="Standard"/>
      <text:p text:style-name="Standard"/>
      <text:p text:style-name="P7"><text:span text:style-name="T5">9. </text:span>La siguiente tabla muestra un algoritmo paso a paso (lista de instrucciones). Utiliza tres</text:p>
      <text:p text:style-name="P7">variables A, B y C que inicialmente valen 4, 2 y 3 respectivamente. Calcula el valor de las</text:p>
      <text:p text:style-name="P7">variables tras ejecutar cada instrucción. Las tres primeras están hechas a modo de ejemplo.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C1" office:value-type="string">
            <text:p text:style-name="P11">A</text:p>
          </table:table-cell>
          <table:table-cell table:style-name="Tabla1.C1" office:value-type="string">
            <text:p text:style-name="P12">B</text:p>
          </table:table-cell>
          <table:table-cell table:style-name="Tabla1.E1" office:value-type="string">
            <text:p text:style-name="P12">C</text:p>
          </table:table-cell>
        </table:table-row>
        <table:table-row table:style-name="Tabla1.1">
          <table:table-cell table:style-name="Tabla1.C1" office:value-type="string">
            <text:p text:style-name="P14"/>
          </table:table-cell>
          <table:table-cell table:style-name="Tabla1.E1" office:value-type="string">
            <text:p text:style-name="P13">Instrucción</text:p>
          </table:table-cell>
          <table:table-cell table:style-name="Tabla1.C2" office:value-type="string">
            <text:p text:style-name="P12">4</text:p>
          </table:table-cell>
          <table:table-cell table:style-name="Tabla1.C2" office:value-type="string">
            <text:p text:style-name="P12">2</text:p>
          </table:table-cell>
          <table:table-cell table:style-name="Tabla1.E2" office:value-type="string">
            <text:p text:style-name="P12">3</text:p>
          </table:table-cell>
        </table:table-row>
        <table:table-row table:style-name="Tabla1.1">
          <table:table-cell table:style-name="Tabla1.A3" office:value-type="string">
            <text:p text:style-name="P12">1</text:p>
          </table:table-cell>
          <table:table-cell table:style-name="Tabla1.B3" office:value-type="string">
            <text:p text:style-name="P12">A=B</text:p>
          </table:table-cell>
          <table:table-cell table:style-name="Tabla1.C3" office:value-type="string">
            <text:p text:style-name="P12">2</text:p>
          </table:table-cell>
          <table:table-cell table:style-name="Tabla1.D3" office:value-type="string">
            <text:p text:style-name="P12">2</text:p>
          </table:table-cell>
          <table:table-cell table:style-name="Tabla1.E3" office:value-type="string">
            <text:p text:style-name="P12">3</text:p>
          </table:table-cell>
        </table:table-row>
        <table:table-row table:style-name="Tabla1.1">
          <table:table-cell table:style-name="Tabla1.A4" office:value-type="string">
            <text:p text:style-name="P12">2</text:p>
          </table:table-cell>
          <table:table-cell table:style-name="Tabla1.B4" office:value-type="string">
            <text:p text:style-name="P12">C=A</text:p>
          </table:table-cell>
          <table:table-cell table:style-name="Tabla1.C4" office:value-type="string">
            <text:p text:style-name="P12">2</text:p>
          </table:table-cell>
          <table:table-cell table:style-name="Tabla1.D4" office:value-type="string">
            <text:p text:style-name="P12">2</text:p>
          </table:table-cell>
          <table:table-cell table:style-name="Tabla1.E4" office:value-type="string">
            <text:p text:style-name="P12">2</text:p>
          </table:table-cell>
        </table:table-row>
        <table:table-row table:style-name="Tabla1.1">
          <table:table-cell table:style-name="Tabla1.A3" office:value-type="string">
            <text:p text:style-name="P12">3</text:p>
          </table:table-cell>
          <table:table-cell table:style-name="Tabla1.B5" office:value-type="string">
            <text:p text:style-name="P12">B = (A + B + C) / 2 </text:p>
          </table:table-cell>
          <table:table-cell table:style-name="Tabla1.C3" office:value-type="string">
            <text:p text:style-name="P12">2</text:p>
          </table:table-cell>
          <table:table-cell table:style-name="Tabla1.D5" office:value-type="string">
            <text:p text:style-name="P12">3</text:p>
          </table:table-cell>
          <table:table-cell table:style-name="Tabla1.E5" office:value-type="string">
            <text:p text:style-name="P12">2</text:p>
          </table:table-cell>
        </table:table-row>
        <table:table-row table:style-name="Tabla1.1">
          <table:table-cell table:style-name="Tabla1.A4" office:value-type="string">
            <text:p text:style-name="P12">4</text:p>
          </table:table-cell>
          <table:table-cell table:style-name="Tabla1.B6" office:value-type="string">
            <text:p text:style-name="P14">A = A + C</text:p>
          </table:table-cell>
          <table:table-cell table:style-name="Tabla1.C4" office:value-type="string">
            <text:p text:style-name="P12">4</text:p>
          </table:table-cell>
          <table:table-cell table:style-name="Tabla1.D6" office:value-type="string">
            <text:p text:style-name="P15">3</text:p>
          </table:table-cell>
          <table:table-cell table:style-name="Tabla1.E6" office:value-type="string">
            <text:p text:style-name="P12">2</text:p>
          </table:table-cell>
        </table:table-row>
        <table:table-row table:style-name="Tabla1.1">
          <table:table-cell table:style-name="Tabla1.A3" office:value-type="string">
            <text:p text:style-name="P12">5</text:p>
          </table:table-cell>
          <table:table-cell table:style-name="Tabla1.B7" office:value-type="string">
            <text:p text:style-name="P14">C = B - A</text:p>
          </table:table-cell>
          <table:table-cell table:style-name="Tabla1.C3" office:value-type="string">
            <text:p text:style-name="P15">4</text:p>
          </table:table-cell>
          <table:table-cell table:style-name="Tabla1.D7" office:value-type="string">
            <text:p text:style-name="P15">3</text:p>
          </table:table-cell>
          <table:table-cell table:style-name="Tabla1.E7" office:value-type="string">
            <text:p text:style-name="P14">-<text:span text:style-name="T7">1</text:span></text:p>
          </table:table-cell>
        </table:table-row>
        <table:table-row table:style-name="Tabla1.1">
          <table:table-cell table:style-name="Tabla1.A4" office:value-type="string">
            <text:p text:style-name="P12">6</text:p>
          </table:table-cell>
          <table:table-cell table:style-name="Tabla1.B8" office:value-type="string">
            <text:p text:style-name="P14">C = C - A</text:p>
          </table:table-cell>
          <table:table-cell table:style-name="Tabla1.C4" office:value-type="string">
            <text:p text:style-name="P15">4</text:p>
          </table:table-cell>
          <table:table-cell table:style-name="Tabla1.D8" office:value-type="string">
            <text:p text:style-name="P15">3</text:p>
          </table:table-cell>
          <table:table-cell table:style-name="Tabla1.E8" office:value-type="string">
            <text:p text:style-name="P15">-5</text:p>
          </table:table-cell>
        </table:table-row>
        <table:table-row table:style-name="Tabla1.1">
          <table:table-cell table:style-name="Tabla1.A3" office:value-type="string">
            <text:p text:style-name="P12">7</text:p>
          </table:table-cell>
          <table:table-cell table:style-name="Tabla1.B9" office:value-type="string">
            <text:p text:style-name="P14"><text:s/><text:span text:style-name="T6">A </text:span>= A * B</text:p>
          </table:table-cell>
          <table:table-cell table:style-name="Tabla1.C3" office:value-type="string">
            <text:p text:style-name="P15">12</text:p>
          </table:table-cell>
          <table:table-cell table:style-name="Tabla1.D9" office:value-type="string">
            <text:p text:style-name="P15">3</text:p>
          </table:table-cell>
          <table:table-cell table:style-name="Tabla1.E9" office:value-type="string">
            <text:p text:style-name="P14">-<text:span text:style-name="T7">5</text:span></text:p>
          </table:table-cell>
        </table:table-row>
        <table:table-row table:style-name="Tabla1.1">
          <table:table-cell table:style-name="Tabla1.A4" office:value-type="string">
            <text:p text:style-name="P12">8</text:p>
          </table:table-cell>
          <table:table-cell table:style-name="Tabla1.B10" office:value-type="string">
            <text:p text:style-name="P14">A = A + 3</text:p>
          </table:table-cell>
          <table:table-cell table:style-name="Tabla1.C4" office:value-type="string">
            <text:p text:style-name="P15">15</text:p>
          </table:table-cell>
          <table:table-cell table:style-name="Tabla1.D10" office:value-type="string">
            <text:p text:style-name="P15">3</text:p>
          </table:table-cell>
          <table:table-cell table:style-name="Tabla1.E10" office:value-type="string">
            <text:p text:style-name="P14">-<text:span text:style-name="T7">5</text:span></text:p>
          </table:table-cell>
        </table:table-row>
        <table:table-row table:style-name="Tabla1.1">
          <table:table-cell table:style-name="Tabla1.A3" office:value-type="string">
            <text:p text:style-name="P12">9</text:p>
          </table:table-cell>
          <table:table-cell table:style-name="Tabla1.B11" office:value-type="string">
            <text:p text:style-name="P14"><text:span text:style-name="T6">A</text:span> = A % <text:span text:style-name="T6">B</text:span></text:p>
          </table:table-cell>
          <table:table-cell table:style-name="Tabla1.C3" office:value-type="string">
            <text:p text:style-name="P15">0</text:p>
          </table:table-cell>
          <table:table-cell table:style-name="Tabla1.D11" office:value-type="string">
            <text:p text:style-name="P15">3</text:p>
          </table:table-cell>
          <table:table-cell table:style-name="Tabla1.E11" office:value-type="string">
            <text:p text:style-name="P14">-<text:span text:style-name="T7">5</text:span></text:p>
          </table:table-cell>
        </table:table-row>
        <table:table-row table:style-name="Tabla1.1">
          <table:table-cell table:style-name="Tabla1.A12" office:value-type="string">
            <text:p text:style-name="P12">10</text:p>
          </table:table-cell>
          <table:table-cell table:style-name="Tabla1.B12" office:value-type="string">
            <text:p text:style-name="P12">C = C + A</text:p>
          </table:table-cell>
          <table:table-cell table:style-name="Tabla1.C12" office:value-type="string">
            <text:p text:style-name="P15">0</text:p>
          </table:table-cell>
          <table:table-cell table:style-name="Tabla1.D12" office:value-type="string">
            <text:p text:style-name="P15">3</text:p>
          </table:table-cell>
          <table:table-cell table:style-name="Tabla1.E12" office:value-type="string">
            <text:p text:style-name="P14">-<text:span text:style-name="T7">5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office:value-type="string">
            <text:p text:style-name="Table_20_Contents">((3 + 2) ^ 2 – 15) / 2 * 5</text:p>
            <text:p text:style-name="P35">(5 ^ 2 – 15) / 2 * 5</text:p>
            <text:p text:style-name="P35">(25 – 15) / 2 * 5</text:p>
            <text:p text:style-name="P35">10 / 2*5</text:p>
            <text:p text:style-name="P35">5*5=25</text:p>
            <text:p text:style-name="P34"/>
          </table:table-cell>
          <table:table-cell table:style-name="Tabla2.A1" office:value-type="string">
            <text:p text:style-name="Table_20_Contents">5 – 2 &gt; 4 AND NOT 0.5 == 1 / 2</text:p>
            <text:p text:style-name="P36">3 &gt; 4 AND NOT 0.5 == 0.5</text:p>
            <text:p text:style-name="P16">falso and not true</text:p>
            <text:p text:style-name="P16">falso and falso</text:p>
            <text:p text:style-name="P16">falso</text:p>
          </table:table-cell>
        </table:table-row>
        <table:table-row table:style-name="Tabla2.2">
          <table:table-cell table:style-name="Tabla2.A1" office:value-type="string">
            <text:p text:style-name="P8">Dado x = 1, y = 4, z = 10, pi = 3.14, e =</text:p>
            <text:p text:style-name="P8">2.71</text:p>
            <text:p text:style-name="Table_20_Contents"/>
            <text:p text:style-name="Table_20_Contents">2 * x + 0.5 + y – 1 / 5 * z</text:p>
            <text:p text:style-name="P18">2 + 4,5 – 2</text:p>
            <text:p text:style-name="P18">6,5 – 2</text:p>
            <text:p text:style-name="P18">4,5</text:p>
          </table:table-cell>
          <table:table-cell table:style-name="Tabla2.A1" office:value-type="string">
            <text:p text:style-name="P8">Dado x = 1, y = 4, z = 10, pi = 3.14, e = 2.71</text:p>
            <text:p text:style-name="Table_20_Contents"/>
            <text:p text:style-name="Table_20_Contents">pi * x ^ 2 &gt; y OR 2 * pi * x &lt;= z</text:p>
            <text:p text:style-name="P18">3,14 &gt; 4 OR 6,28 &lt;= 10</text:p>
            <text:p text:style-name="P18">FALSE OR TRUE</text:p>
            <text:p text:style-name="P18">TRUE</text:p>
          </table:table-cell>
        </table:table-row>
        <table:table-row table:style-name="Tabla2.3">
          <table:table-cell table:style-name="Tabla2.A1" office:value-type="string">
            <text:p text:style-name="P8">Dadas las siguientes variables y</text:p>
            <text:p text:style-name="P8">constantes: x = 1, y = 4, z = 10, pi = 3.14, e</text:p>
            <text:p text:style-name="P8">= 2.71</text:p>
            <text:p text:style-name="Table_20_Contents"/>
            <text:p text:style-name="Table_20_Contents">e ^ (x – 1) / (x * z) / (x / z)</text:p>
            <text:p text:style-name="P18">1 / 10 / 0,1</text:p>
            <text:p text:style-name="P18">1</text:p>
          </table:table-cell>
          <table:table-cell table:style-name="Tabla2.A1" office:value-type="string">
            <text:p text:style-name="Table_20_Contents">“Don '' + ''Juan'' == ''Don Juan'' OR ''A'' == ''a'</text:p>
            <text:p text:style-name="P18">TRUE OR FALSE</text:p>
            <text:p text:style-name="P18">TRUE</text:p>
          </table:table-cell>
        </table:table-row>
      </table:table>
      <text:p text:style-name="P17">TODO NR ELEVADO ^ a 0 igual 1</text:p>
      <text:p text:style-name="P17">!= DISTINTO</text:p>
      <text:p text:style-name="P17"/>
      <text:p text:style-name="P17">11. <text:span text:style-name="T2">Evalúa las siguientes expresiones:</text:span></text:p>
      <text:p text:style-name="P17"/>
      <text:p text:style-name="P19">1. 24 % 5 <text:span text:style-name="T8">= 4</text:span></text:p>
      <text:p text:style-name="P19">2. 7 / 2 + 2.5 <text:span text:style-name="T8">= 6</text:span></text:p>
      <text:p text:style-name="P19">3. 10.8 / 2 + 2 <text:span text:style-name="T8">= 7,4</text:span></text:p>
      <text:p text:style-name="P19"/>
      <text:p text:style-name="P20">4. ( 4 + 6 ) * 3 + 2 * ( 5 - 1 ) <text:span text:style-name="T8">= 38</text:span></text:p>
      <text:p text:style-name="P21">10 * 3 + 2 * 4</text:p>
      <text:p text:style-name="P21">30 + 8</text:p>
      <text:p text:style-name="P21"/>
      <text:p text:style-name="P19">5. 5 / 2 + 17 % 3 <text:span text:style-name="T8">= 4,5</text:span></text:p>
      <text:p text:style-name="P21">2,5 + 2</text:p>
      <text:p text:style-name="P21"/>
      <text:p text:style-name="P19">6. 7 &gt;= 5 OR 27 &lt;&gt; 8</text:p>
      <text:p text:style-name="P21">FALSE OR TRUE</text:p>
      <text:p text:style-name="P21">TRUE</text:p>
      <text:p text:style-name="P21"/>
      <text:p text:style-name="P19">7. (45 &lt;= 7) OR NOT ( 5 &gt;= 7 )</text:p>
      <text:p text:style-name="P21">FALSE OR NOT FALSE</text:p>
      <text:p text:style-name="P21">TRUE</text:p>
      <text:p text:style-name="P19"/>
      <text:p text:style-name="P19"/>
      <text:p text:style-name="P19"><text:soft-page-break/></text:p>
      <text:p text:style-name="P19">8. 27 % 4 + 15 / 4 <text:span text:style-name="T8">= 6,75</text:span></text:p>
      <text:p text:style-name="P21">3 + 3,75</text:p>
      <text:p text:style-name="P19"/>
      <text:p text:style-name="P19">9. 37 / 4 * 4 – 2 <text:span text:style-name="T9">= </text:span><text:span text:style-name="T11">35</text:span></text:p>
      <text:p text:style-name="P29">9,25 * 4 – 2</text:p>
      <text:p text:style-name="P29">37 – 2</text:p>
      <text:p text:style-name="P29">35</text:p>
      <text:p text:style-name="P22"/>
      <text:p text:style-name="P19"/>
      <text:p text:style-name="P19">10. (25 &gt;= 7) AND NOT (7 &lt;=2)</text:p>
      <text:p text:style-name="P22">TRUE AND NOT FALSE</text:p>
      <text:p text:style-name="P22">TRUE</text:p>
      <text:p text:style-name="P19"/>
      <text:p text:style-name="P19">11. ('H' &lt; 'J') AND ('9' &lt;&gt; '7')</text:p>
      <text:p text:style-name="P22">TRUE AND TRUE</text:p>
      <text:p text:style-name="P22">TRUE</text:p>
      <text:p text:style-name="P19"/>
      <text:p text:style-name="P19">12. 25 &gt; 20 AND 13 &gt; 5</text:p>
      <text:p text:style-name="P22">TRUE AND TRUE</text:p>
      <text:p text:style-name="P22">TRUE</text:p>
      <text:p text:style-name="P19"/>
      <text:p text:style-name="P19">13. 10 + 4 &lt; 15 - 3 OR 2 * 5 + 1 &gt; 14 – 2 * 2</text:p>
      <text:p text:style-name="P22">14 &lt; 12 OR 11 &gt; 10</text:p>
      <text:p text:style-name="P22">FALSE OR TRUE</text:p>
      <text:p text:style-name="P22">TRUE</text:p>
      <text:p text:style-name="P19"/>
      <text:p text:style-name="P19">14. 4 * 2 &lt;= 8 OR 2 * 2 &lt; 5 AND 4 &gt; 3 + 1<text:span text:style-name="T9">=</text:span></text:p>
      <text:p text:style-name="P22">8 &lt;= 8 OR 4 &lt; 5 AND 4 &gt; <text:span text:style-name="T12">3 + 1</text:span></text:p>
      <text:p text:style-name="P31">8 &lt;= 8 OR 4 &lt; 5 AND 4 &gt; 4</text:p>
      <text:p text:style-name="P31">TRUE OR TRUE AND FALSE</text:p>
      <text:p text:style-name="P31">TRUE OR FALSE</text:p>
      <text:p text:style-name="P31">TRUE</text:p>
      <text:p text:style-name="P22"/>
      <text:p text:style-name="P19"/>
      <text:p text:style-name="P19">15. 10 &lt;= 2 * 5 AND 3 &lt; 4 OR NOT (8&gt;7) AND 3 * 2 &lt;= 4 * 2 – 1</text:p>
      <text:p text:style-name="P22">TRUE <text:span text:style-name="T10">AND TRUE </text:span></text:p>
      <text:p text:style-name="P23">TRUE OR FALSE</text:p>
      <text:p text:style-name="P23">TRUE AND TRUE</text:p>
      <text:p text:style-name="P23">TRUE</text:p>
      <text:p text:style-name="P19"/>
      <text:p text:style-name="P24"><text:soft-page-break/><text:span text:style-name="T5">12. </text:span>Dado el siguiente algoritmo descrito en forma de ordinograma, explica brevemente qué hace y cuál sería el resultado mostrado si el valor R leído fuera 2</text:p>
      <text:p text:style-name="P19"/>
      <text:p text:style-name="P32">El algoritmo recibe un valor, calcula el área de un círculo y luego muestra</text:p>
      <text:p text:style-name="P32">A = 3.14 * 2 * 2</text:p>
      <text:p text:style-name="P32">A = 6.28 * 2</text:p>
      <text:p text:style-name="P32">A = 12.5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463d" officeooo:paragraph-rsid="001c46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onut Alexandru Paun<text:tab/><text:tab/>1º DA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1:47:47.903142212</meta:creation-date>
    <dc:date>2023-09-19T11:51:11.763491704</dc:date>
    <meta:editing-duration>PT56M33S</meta:editing-duration>
    <meta:editing-cycles>10</meta:editing-cycles>
    <meta:generator>LibreOffice/7.3.7.2$Linux_X86_64 LibreOffice_project/30$Build-2</meta:generator>
    <meta:document-statistic meta:table-count="2" meta:image-count="0" meta:object-count="0" meta:page-count="5" meta:paragraph-count="192" meta:word-count="1080" meta:character-count="4401" meta:non-whitespace-character-count="3503"/>
  </office:meta>
</office:document-meta>
</file>